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9354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2.2591in"/>
    </style:style>
    <style:style style:name="co16" style:family="table-column">
      <style:table-column-properties fo:break-before="auto" style:column-width="1.5799in"/>
    </style:style>
    <style:style style:name="co17" style:family="table-column">
      <style:table-column-properties fo:break-before="auto" style:column-width="0.3925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5in"/>
    </style:style>
    <style:style style:name="co20" style:family="table-column">
      <style:table-column-properties fo:break-before="auto" style:column-width="1.3866in"/>
    </style:style>
    <style:style style:name="co21" style:family="table-column">
      <style:table-column-properties fo:break-before="auto" style:column-width="1.6047in"/>
    </style:style>
    <style:style style:name="co22" style:family="table-column">
      <style:table-column-properties fo:break-before="auto" style:column-width="0.6583in"/>
    </style:style>
    <style:style style:name="co23" style:family="table-column">
      <style:table-column-properties fo:break-before="auto" style:column-width="0.6764in"/>
    </style:style>
    <style:style style:name="co24" style:family="table-column">
      <style:table-column-properties fo:break-before="auto" style:column-width="1.3181in"/>
    </style:style>
    <style:style style:name="co25" style:family="table-column">
      <style:table-column-properties fo:break-before="auto" style:column-width="0.4846in"/>
    </style:style>
    <style:style style:name="co26" style:family="table-column">
      <style:table-column-properties fo:break-before="auto" style:column-width="0.8701in"/>
    </style:style>
    <style:style style:name="co27" style:family="table-column">
      <style:table-column-properties fo:break-before="auto" style:column-width="1.3925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4457in"/>
    </style:style>
    <style:style style:name="co30" style:family="table-column">
      <style:table-column-properties fo:break-before="auto" style:column-width="0.993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1.1354in" fo:break-before="auto" style:use-optimal-row-height="true"/>
    </style:style>
    <style:style style:name="ro5" style:family="table-row">
      <style:table-row-properties style:row-height="0.3374in" fo:break-before="auto" style:use-optimal-row-height="true"/>
    </style:style>
    <style:style style:name="ro6" style:family="table-row">
      <style:table-row-properties style:row-height="0.3189in" fo:break-before="auto" style:use-optimal-row-height="true"/>
    </style:style>
    <style:style style:name="ro7" style:family="table-row">
      <style:table-row-properties style:row-height="0.618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2055in" fo:break-before="auto" style:use-optimal-row-height="true"/>
    </style:style>
    <style:style style:name="ro11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 style:data-style-name="N11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 style:data-style-name="N1"/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7" table:default-cell-style-name="ce1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4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 table:style-name="ce3" office:value-type="string">
            <text:p>Week #</text:p>
          </table:table-cell>
          <table:table-cell table:style-name="ce4" table:formula="of:=WEEKNUM(TODAY();1)" office:value-type="float" office:value="39">
            <office:annotation draw:style-name="gr1" draw:text-style-name="P1" svg:width="1.1933in" svg:height="0.3472in" svg:x="3.2193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9</text:p>
          </table:table-cell>
          <table:table-cell table:style-name="ce6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  <table:table-cell table:style-name="ce14" office:value-type="string">
            <text:p>Last update</text:p>
          </table:table-cell>
        </table:table-row>
        <table:table-row table:style-name="ro1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4" table:formula="of:=IF([.M2]=&quot;X&quot;;[.N2]-[.K2];[.$H$1]-[.K2])" office:value-type="float" office:value="19">
            <text:p>19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etwork provider issue</text:p>
          </table:table-cell>
          <table:table-cell/>
          <table:table-cell table:style-name="ce15" office:value-type="date" office:date-value="2013-09-23">
            <office:annotation draw:style-name="gr2" draw:text-style-name="P1" svg:width="1.937in" svg:height="0.8039in" svg:x="15.4744in" svg:y="0.55in" draw:caption-point-x="-0.1819in" draw:caption-point-y="-0.3744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09/23/13</text:p>
          </table:table-cell>
        </table:table-row>
        <table:table-row table:style-name="ro1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3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table:formula="of:=IF([.K3]&lt;=[.$C$2];[.$A$2];IF([.K3]&lt;=[.$C$3];[.$A$3];IF([.K3]&lt;=[.$C$4];[.$A$4])))" office:value-type="string" office:string-value="Jun">
            <text:p>Jun</text:p>
          </table:table-cell>
          <table:table-cell table:style-name="ce4" table:formula="of:=IF([.M3]=&quot;X&quot;;[.N3]-[.K3];[.$H$1]-[.K3])" office:value-type="float" office:value="20">
            <text:p>20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4" table:formula="of:=IF([.M4]=&quot;X&quot;;[.N4]-[.K4];[.$H$1]-[.K4])" office:value-type="float" office:value="20">
            <text:p>20</text:p>
          </table:table-cell>
          <table:table-cell table:style-name="ce2" office:value-type="string">
            <text:p>SAM</text:p>
          </table:table-cell>
          <table:table-cell table:style-name="ce13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Sep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9">
            <text:p>39</text:p>
          </table:table-cell>
          <table:table-cell table:style-name="ce2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2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2" table:formula="of:=SUMPRODUCT(([.$O$2:.$O$30]=[.$A5])*([.$Q$2:.$Q$30]=[.F$1]))+SUMPRODUCT(([.$O$2:.$O$30]=[.$A5])*([.$S$2:.$S$30]=[.F$1]))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4" table:formula="of:=IF([.M5]=&quot;X&quot;;[.N5]-[.K5];[.$H$1]-[.K5])" office:value-type="float" office:value="20">
            <text:p>20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5">
            <text:p>5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4" table:formula="of:=IF([.M6]=&quot;X&quot;;[.N6]-[.K6];[.$H$1]-[.K6])" office:value-type="float" office:value="15">
            <text:p>15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8" office:value-type="string">
            <text:p><text:a xlink:href="https://dashb-ssb.cern.ch/dashboard/request.py/sitehistory?site=T2_RU_JINR#currentView=site_readiness">T2_RU_JINR</text:a></text:p>
          </table:table-cell>
          <table:table-cell table:style-name="ce2" table:formula="of:=IF([.K7]=[.$H$1];&quot;X&quot;;&quot;&quot;)" office:value-type="string" office:string-value="X">
            <text:p>X</text:p>
          </table:table-cell>
          <table:table-cell table:style-name="ce2" office:value-type="float" office:value="39">
            <text:p>39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office:value-type="string">
            <text:p>Sep</text:p>
          </table:table-cell>
          <table:table-cell table:style-name="ce4" table:formula="of:=IF([.M7]=&quot;X&quot;;[.N7]-[.K7];[.$H$1]-[.K7])" office:value-type="float" office:value="0">
            <text:p>0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¼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7">
            <text:p>7</text:p>
          </table:table-cell>
          <table:table-cell table:style-name="ce7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8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n">
            <text:p>Jun</text:p>
          </table:table-cell>
          <table:table-cell table:style-name="ce4" table:formula="of:=IF([.M8]=&quot;X&quot;;[.N8]-[.K8];[.$H$1]-[.K8])" office:value-type="float" office:value="20">
            <text:p>20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8">
            <text:p>8</text:p>
          </table:table-cell>
          <table:table-cell table:style-name="ce8" office:value-type="string">
            <text:p><text:a xlink:href="https://dashb-ssb.cern.ch/dashboard/request.py/sitehistory?site=T2_RU_SINP#currentView=site_readiness">T2_RU_SINP</text:a></text:p>
          </table:table-cell>
          <table:table-cell table:style-name="ce2" table:formula="of:=IF([.K9]=[.$H$1];&quot;X&quot;;&quot;&quot;)" office:value-type="string" office:string-value="X">
            <text:p>X</text:p>
          </table:table-cell>
          <table:table-cell table:style-name="ce2" office:value-type="float" office:value="39">
            <text:p>39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office:value-type="string">
            <text:p>Sep</text:p>
          </table:table-cell>
          <table:table-cell table:style-name="ce4" table:formula="of:=IF([.M9]=&quot;X&quot;;[.N9]-[.K9];[.$H$1]-[.K9])" office:value-type="float" office:value="0">
            <text:p>0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0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3">
          <table:table-cell table:number-columns-repeated="7"/>
          <table:table-cell table:style-name="ce2" office:value-type="float" office:value="9">
            <text:p>9</text:p>
          </table:table-cell>
          <table:table-cell table:style-name="ce7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0]=[.$H$1];&quot;X&quot;;&quot;&quot;)">
            <text:p/>
          </table:table-cell>
          <table:table-cell table:style-name="ce2" table:formula="of:=IF(ISBLANK([.N10]);&quot;o&quot;;&quot;X&quot;)" office:value-type="string" office:string-value="o">
            <text:p>o</text:p>
          </table:table-cell>
          <table:table-cell table:style-name="ce2"/>
          <table:table-cell table:style-name="ce2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4" table:formula="of:=IF([.M10]=&quot;X&quot;;[.N10]-[.K10];[.$H$1]-[.K10])" office:value-type="float" office:value="20">
            <text:p>20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 Active T2 to T1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" office:value-type="float" office:value="10">
            <text:p>10</text:p>
          </table:table-cell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35">
            <text:p>35</text:p>
          </table:table-cell>
          <table:table-cell table:style-name="ce2" table:formula="of:=IF([.N11]=[.$H$1];&quot;X&quot;;&quot;&quot;)">
            <text:p/>
          </table:table-cell>
          <table:table-cell table:style-name="ce2" table:formula="of:=IF(ISBLANK([.N11]);&quot;o&quot;;&quot;X&quot;)" office:value-type="string" office:string-value="o">
            <text:p>o</text:p>
          </table:table-cell>
          <table:table-cell table:style-name="ce2"/>
          <table:table-cell table:style-name="ce2" table:formula="of:=IF([.K11]&lt;=[.$C$2];[.$A$2];IF([.K11]&lt;=[.$C$3];[.$A$3];IF([.K11]&lt;=[.$C$4];[.$A$4])))" office:value-type="string" office:string-value="Aug">
            <text:p>Aug</text:p>
          </table:table-cell>
          <table:table-cell table:style-name="ce4" table:formula="of:=IF([.M11]=&quot;X&quot;;[.N11]-[.K11];[.$H$1]-[.K11])" office:value-type="float" office:value="4">
            <text:p>4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32">
            <text:p>32</text:p>
          </table:table-cell>
          <table:table-cell table:style-name="ce2" table:formula="of:=IF([.N12]=[.$H$1];&quot;X&quot;;&quot;&quot;)">
            <text:p/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33">
            <text:p>33</text:p>
          </table:table-cell>
          <table:table-cell table:style-name="ce2" table:formula="of:=IF([.K12]&lt;=[.$C$2];[.$A$2];IF([.K12]&lt;=[.$C$3];[.$A$3];IF([.K12]&lt;=[.$C$4];[.$A$4])))" office:value-type="string" office:string-value="Aug">
            <text:p>Aug</text:p>
          </table:table-cell>
          <table:table-cell table:style-name="ce4" table:formula="of:=IF([.M12]=&quot;X&quot;;[.N12]-[.K12];[.$H$1]-[.K12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5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4" table:formula="of:=IF([.M13]=&quot;X&quot;;[.N13]-[.K13];[.$H$1]-[.K13])" office:value-type="float" office:value="5">
            <text:p>5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SAM SRM Critical VOGETs</text:p>
            <text:p>8020 = FileOpenError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style-name="ce2" table:formula="of:=IF([.K14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4" table:formula="of:=IF([.M14]=&quot;X&quot;;[.N14]-[.K14];[.$H$1]-[.K14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style-name="ce2" table:formula="of:=IF([.K15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5]&lt;=[.$C$2];[.$A$2];IF([.K15]&lt;=[.$C$3];[.$A$3];IF([.K15]&lt;=[.$C$4];[.$A$4])))" office:value-type="string" office:string-value="Jul">
            <text:p>Jul</text:p>
          </table:table-cell>
          <table:table-cell table:style-name="ce4" table:formula="of:=IF([.M15]=&quot;X&quot;;[.N15]-[.K15];[.$H$1]-[.K15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4" table:formula="of:=IF([.M16]=&quot;X&quot;;[.N16]-[.K16];[.$H$1]-[.K16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2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7]=[.$H$1];&quot;X&quot;;&quot;&quot;)">
            <text:p/>
          </table:table-cell>
          <table:table-cell table:style-name="ce2" office:value-type="float" office:value="33">
            <text:p>33</text:p>
          </table:table-cell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X">
            <text:p>X</text:p>
          </table:table-cell>
          <table:table-cell table:style-name="ce2" office:value-type="float" office:value="36">
            <text:p>36</text:p>
          </table:table-cell>
          <table:table-cell table:style-name="ce2" table:formula="of:=IF([.K17]&lt;=[.$C$2];[.$A$2];IF([.K17]&lt;=[.$C$3];[.$A$3];IF([.K17]&lt;=[.$C$4];[.$A$4])))" office:value-type="string" office:string-value="Aug">
            <text:p>Aug</text:p>
          </table:table-cell>
          <table:table-cell table:style-name="ce4" table:formula="of:=IF([.M17]=&quot;X&quot;;[.N17]-[.K17];[.$H$1]-[.K17])" office:value-type="float" office:value="3">
            <text:p>3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6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8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4" table:formula="of:=IF([.M18]=&quot;X&quot;;[.N18]-[.K18];[.$H$1]-[.K18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2" table:formula="of:=IF([.K19]=[.$H$1];&quot;X&quot;;&quot;&quot;)">
            <text:p/>
          </table:table-cell>
          <table:table-cell table:style-name="ce2" office:value-type="float" office:value="29">
            <text:p>29</text:p>
          </table:table-cell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X">
            <text:p>X</text:p>
          </table:table-cell>
          <table:table-cell table:style-name="ce2" office:value-type="float" office:value="30">
            <text:p>30</text:p>
          </table:table-cell>
          <table:table-cell table:style-name="ce2" table:formula="of:=IF([.K19]&lt;=[.$C$2];[.$A$2];IF([.K19]&lt;=[.$C$3];[.$A$3];IF([.K19]&lt;=[.$C$4];[.$A$4])))" office:value-type="string" office:string-value="Jul">
            <text:p>Jul</text:p>
          </table:table-cell>
          <table:table-cell table:style-name="ce4" table:formula="of:=IF([.M19]=&quot;X&quot;;[.N19]-[.K19];[.$H$1]-[.K19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8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20]=[.$H$1];&quot;X&quot;;&quot;&quot;)">
            <text:p/>
          </table:table-cell>
          <table:table-cell table:style-name="ce2" office:value-type="float" office:value="26">
            <text:p>26</text:p>
          </table:table-cell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X">
            <text:p>X</text:p>
          </table:table-cell>
          <table:table-cell table:style-name="ce2" office:value-type="float" office:value="35">
            <text:p>35</text:p>
          </table:table-cell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4" table:formula="of:=IF([.M20]=&quot;X&quot;;[.N20]-[.K20];[.$H$1]-[.K20])" office:value-type="float" office:value="9">
            <text:p>9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4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21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4" table:formula="of:=IF([.M21]=&quot;X&quot;;[.N21]-[.K21];[.$H$1]-[.K21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2]=[.$H$1];&quot;X&quot;;&quot;&quot;)">
            <text:p/>
          </table:table-cell>
          <table:table-cell table:style-name="ce2"/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2]=&quot;X&quot;;[.N22]-[.K22];[.$H$1]-[.K22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3]=[.$H$1];&quot;X&quot;;&quot;&quot;)">
            <text:p/>
          </table:table-cell>
          <table:table-cell table:style-name="ce2"/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3]=&quot;X&quot;;[.N23]-[.K23];[.$H$1]-[.K23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4]=&quot;X&quot;;[.N24]-[.K24];[.$H$1]-[.K24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5]=&quot;X&quot;;[.N25]-[.K25];[.$H$1]-[.K25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6]=&quot;X&quot;;[.N26]-[.K26];[.$H$1]-[.K26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7]=&quot;X&quot;;[.N27]-[.K27];[.$H$1]-[.K27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8]=&quot;X&quot;;[.N28]-[.K28];[.$H$1]-[.K28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9]=&quot;X&quot;;[.N29]-[.K29];[.$H$1]-[.K29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30]=&quot;X&quot;;[.N30]-[.K30];[.$H$1]-[.K30])" office:value-type="float" office:value="39">
            <text:p>39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8" table:default-cell-style-name="Default"/>
        <table:table-row table:style-name="ro1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3" draw:text-style-name="P1" svg:width="2.4539in" svg:height="1.0697in" svg:x="6.1909in" svg:y="0in" draw:caption-point-x="-0.2402in" draw:caption-point-y="0.0043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6"/>
        </table:table-row>
        <table:table-row table:style-name="ro1">
          <table:table-cell table:style-name="ce8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8" office:value-type="date" office:date-value="2013-09-23">
            <text:p>09/23/13</text:p>
          </table:table-cell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JINR#currentView=site_readiness">T2_RU_JINR</text:a></text:p>
          </table:table-cell>
          <table:table-cell table:formula="of:=IF(COUNTIF([.$A$2:.$A$30];[.$C7])&gt;0;&quot;-&quot;;&quot;X&quot;)" office:value-type="string" office:string-value="X">
            <text:p>X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SINP#currentView=site_readiness">T2_RU_SINP</text:a></text:p>
          </table:table-cell>
          <table:table-cell table:formula="of:=IF(COUNTIF([.$A$2:.$A$30];[.$C9])&gt;0;&quot;-&quot;;&quot;X&quot;)" office:value-type="string" office:string-value="X">
            <text:p>X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/>
          <table:table-cell table:formula="of:=IF(COUNTIF([.$C$2:.$C$30];[.A10])&gt;0;&quot;-&quot;;&quot;X&quot;)" office:value-type="string" office:string-value="X">
            <text:p>X</text:p>
          </table:table-cell>
          <table:table-cell table:style-name="ce8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10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1">
          <table:table-cell table:style-name="ce8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8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11])&gt;0;&quot;-&quot;;&quot;X&quot;)" office:value-type="string" office:string-value="-">
            <text:p>-</text:p>
          </table:table-cell>
          <table:table-cell table:number-columns-repeated="4"/>
          <table:table-cell table:style-name="ce8" table:number-columns-repeated="14"/>
        </table:table-row>
        <table:table-row table:style-name="ro1">
          <table:table-cell table:style-name="ce8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8"/>
          <table:table-cell table:formula="of:=IF(COUNTIF([.$A$2:.$A$30];[.$C1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 table:style-name="ce8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8"/>
          <table:table-cell table:formula="of:=IF(COUNTIF([.$A$2:.$A$30];[.$C13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  <table:table-cell table:number-columns-repeated="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$C1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$C1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$C1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$C1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$C1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$C1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$C20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$C2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$C2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$C23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$C2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$C2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$C2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$C2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$C2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$C2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$C30])&gt;0;&quot;-&quot;;&quot;X&quot;)" office:value-type="string" office:string-value="X">
            <text:p>X</text:p>
          </table:table-cell>
          <table:table-cell table:number-columns-repeated="18"/>
        </table:table-row>
      </table:table>
      <table:table table:name="site-limi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8" table:default-cell-style-name="ce5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8" table:number-columns-repeated="10"/>
        </table:table-row>
        <table:table-row table:style-name="ro9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8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FR_GRIF_IRFU</text:p>
          </table:table-cell>
          <table:table-cell office:value-type="float" office:value="235">
            <text:p>235</text:p>
          </table:table-cell>
          <table:table-cell table:number-columns-repeated="11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9">
          <table:table-cell table:style-name="ce21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2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Default"/>
        <table:table-column table:style-name="co28" table:default-cell-style-name="ce5"/>
        <table:table-column table:style-name="co29" table:default-cell-style-name="ce5"/>
        <table:table-column table:style-name="co18" table:default-cell-style-name="Default"/>
        <table:table-column table:style-name="co30" table:default-cell-style-name="Default"/>
        <table:table-column table:style-name="co18" table:number-columns-repeated="5" table:default-cell-style-name="Default"/>
        <table:table-row table:style-name="ro1">
          <table:table-cell table:style-name="ce16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4" office:value-type="string">
            <text:p>Comment</text:p>
          </table:table-cell>
          <table:table-cell table:style-name="ce24" office:value-type="string">
            <text:p>in WR</text:p>
          </table:table-cell>
          <table:table-cell table:style-name="ce24"/>
          <table:table-cell table:style-name="ce31" office:value-type="string">
            <text:p>Site in SSB</text:p>
          </table:table-cell>
          <table:table-cell table:style-name="ce16" office:value-type="string">
            <office:annotation draw:style-name="gr6" draw:text-style-name="P1" svg:width="1.8531in" svg:height="0.5484in" svg:x="7.986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2" office:value-type="string">
            <office:annotation draw:style-name="gr7" draw:text-style-name="P1" svg:width="1.1413in" svg:height="0.2346in" svg:x="8.4303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8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30" table:formula="of:=IF(COUNTIF([Script.$C$2:.$C$30];[.$A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3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36" office:value-type="date" office:date-value="2013-09-25">
            <text:p>Sep 25, 2013</text:p>
          </table:table-cell>
          <table:table-cell table:number-columns-repeated="5"/>
        </table:table-row>
        <table:table-row table:style-name="ro8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3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8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25"/>
          <table:table-cell table:style-name="ce30" table:formula="of:=IF(COUNTIF([Script.$C$2:.$C$30];[.$A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3" table:formula="of:=IF(COUNTIF([Script.$C$2:.$C$30];[.G4])&gt;0;&quot;X&quot;;&quot;-&quot;)" office:value-type="string" office:string-value="-">
            <text:p>-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</table:table-row>
        <table:table-row table:style-name="ro8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25"/>
          <table:table-cell table:style-name="ce30" table:formula="of:=IF(COUNTIF([Script.$C$2:.$C$30];[.$A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3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8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26"/>
          <table:table-cell table:style-name="ce30" table:formula="of:=IF(COUNTIF([Script.$C$2:.$C$30];[.$A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3" table:formula="of:=IF(COUNTIF([Script.$C$2:.$C$30];[.G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30" table:formula="of:=IF(COUNTIF([Script.$C$2:.$C$30];[.$A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3" table:formula="of:=IF(COUNTIF([Script.$C$2:.$C$30];[.G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27" office:value-type="string">
            <text:p>working in opportunistic mode</text:p>
          </table:table-cell>
          <table:table-cell table:style-name="ce30" table:formula="of:=IF(COUNTIF([Script.$C$2:.$C$30];[.$A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3" table:formula="of:=IF(COUNTIF([Script.$C$2:.$C$30];[.G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26"/>
          <table:table-cell table:style-name="ce30" table:formula="of:=IF(COUNTIF([Script.$C$2:.$C$30];[.$A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3" table:formula="of:=IF(COUNTIF([Script.$C$2:.$C$30];[.G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30" table:formula="of:=IF(COUNTIF([Script.$C$2:.$C$30];[.$A1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3" table:formula="of:=IF(COUNTIF([Script.$C$2:.$C$30];[.G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25"/>
          <table:table-cell table:style-name="ce30" table:formula="of:=IF(COUNTIF([Script.$C$2:.$C$30];[.$A1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3" table:formula="of:=IF(COUNTIF([Script.$C$2:.$C$30];[.G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0" table:formula="of:=IF(COUNTIF([Script.$C$2:.$C$30];[.$A1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3" table:formula="of:=IF(COUNTIF([Script.$C$2:.$C$30];[.G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25" office:value-type="string">
            <text:p>Aug27: no xrootd fallback config</text:p>
          </table:table-cell>
          <table:table-cell table:style-name="ce30" table:formula="of:=IF(COUNTIF([Script.$C$2:.$C$30];[.$A1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3" table:formula="of:=IF(COUNTIF([Script.$C$2:.$C$30];[.G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1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3" table:formula="of:=IF(COUNTIF([Script.$C$2:.$C$30];[.G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25"/>
          <table:table-cell table:style-name="ce30" table:formula="of:=IF(COUNTIF([Script.$C$2:.$C$30];[.$A1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3" table:formula="of:=IF(COUNTIF([Script.$C$2:.$C$30];[.G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7" office:value-type="string">
            <text:p>network problems</text:p>
          </table:table-cell>
          <table:table-cell table:style-name="ce30" table:formula="of:=IF(COUNTIF([Script.$C$2:.$C$30];[.$A16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3" table:formula="of:=IF(COUNTIF([Script.$C$2:.$C$30];[.G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1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3" table:formula="of:=IF(COUNTIF([Script.$C$2:.$C$30];[.G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1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3" table:formula="of:=IF(COUNTIF([Script.$C$2:.$C$30];[.G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1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3" table:formula="of:=IF(COUNTIF([Script.$C$2:.$C$30];[.G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25"/>
          <table:table-cell table:style-name="ce30" table:formula="of:=IF(COUNTIF([Script.$C$2:.$C$30];[.$A2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3" table:formula="of:=IF(COUNTIF([Script.$C$2:.$C$30];[.G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2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3" table:formula="of:=IF(COUNTIF([Script.$C$2:.$C$30];[.G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2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3" table:formula="of:=IF(COUNTIF([Script.$C$2:.$C$30];[.G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2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3" table:formula="of:=IF(COUNTIF([Script.$C$2:.$C$30];[.G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25"/>
          <table:table-cell table:style-name="ce30" table:formula="of:=IF(COUNTIF([Script.$C$2:.$C$30];[.$A2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3" table:formula="of:=IF(COUNTIF([Script.$C$2:.$C$30];[.G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25"/>
          <table:table-cell table:style-name="ce30" table:formula="of:=IF(COUNTIF([Script.$C$2:.$C$30];[.$A2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3" table:formula="of:=IF(COUNTIF([Script.$C$2:.$C$30];[.G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2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3" table:formula="of:=IF(COUNTIF([Script.$C$2:.$C$30];[.G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0" table:formula="of:=IF(COUNTIF([Script.$C$2:.$C$30];[.$A2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3" table:formula="of:=IF(COUNTIF([Script.$C$2:.$C$30];[.G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25"/>
          <table:table-cell table:style-name="ce30" table:formula="of:=IF(COUNTIF([Script.$C$2:.$C$30];[.$A2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3" table:formula="of:=IF(COUNTIF([Script.$C$2:.$C$30];[.G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FR_GRIF_IRFU</text:p>
          </table:table-cell>
          <table:table-cell office:value-type="float" office:value="235">
            <text:p>235</text:p>
          </table:table-cell>
          <table:table-cell/>
          <table:table-cell table:style-name="ce8" office:value-type="string">
            <text:p>federated but separate site from GRIF_LLR</text:p>
          </table:table-cell>
          <table:table-cell table:style-name="ce30" table:formula="of:=IF(COUNTIF([Script.$C$2:.$C$30];[.$A2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3" table:formula="of:=IF(COUNTIF([Script.$C$2:.$C$30];[.G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3" table:formula="of:=IF(COUNTIF([Script.$C$2:.$C$30];[.G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3" table:formula="of:=IF(COUNTIF([Script.$C$2:.$C$30];[.G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1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8" office:value-type="string">
            <text:p>Aug13: Site Admin hasn't replied to efforts for commissioning</text:p>
          </table:table-cell>
          <table:table-cell table:style-name="ce30" table:formula="of:=IF(COUNTIF([Script.$C$2:.$C$30];[.$A3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3" table:formula="of:=IF(COUNTIF([Script.$C$2:.$C$30];[.G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25"/>
          <table:table-cell table:style-name="ce30" table:formula="of:=IF(COUNTIF([Script.$C$2:.$C$30];[.$A3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3" table:formula="of:=IF(COUNTIF([Script.$C$2:.$C$30];[.G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7" office:value-type="string">
            <text:p>keep in drain as long as possible - everything an issue at this site</text:p>
          </table:table-cell>
          <table:table-cell table:style-name="ce30" table:formula="of:=IF(COUNTIF([Script.$C$2:.$C$30];[.$A34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3" table:formula="of:=IF(COUNTIF([Script.$C$2:.$C$30];[.G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0" table:formula="of:=IF(COUNTIF([Script.$C$2:.$C$30];[.$A3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3" table:formula="of:=IF(COUNTIF([Script.$C$2:.$C$30];[.G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3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3" table:formula="of:=IF(COUNTIF([Script.$C$2:.$C$30];[.G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3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3" table:formula="of:=IF(COUNTIF([Script.$C$2:.$C$30];[.G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3" table:formula="of:=IF(COUNTIF([Script.$C$2:.$C$30];[.G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Jul 30: re-commissioned</text:p>
          </table:table-cell>
          <table:table-cell table:style-name="ce30" table:formula="of:=IF(COUNTIF([Script.$C$2:.$C$30];[.$A3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3" table:formula="of:=IF(COUNTIF([Script.$C$2:.$C$30];[.G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style-name="ce25" office:value-type="string">
            <text:p>cmssw behind issues - network issues - network insufficient - talk with L2s</text:p>
          </table:table-cell>
          <table:table-cell table:style-name="ce30" table:formula="of:=IF(COUNTIF([Script.$C$2:.$C$30];[.$A40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3" table:formula="of:=IF(COUNTIF([Script.$C$2:.$C$30];[.G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25"/>
          <table:table-cell table:style-name="ce30" table:formula="of:=IF(COUNTIF([Script.$C$2:.$C$30];[.$A4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3" table:formula="of:=IF(COUNTIF([Script.$C$2:.$C$30];[.G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25"/>
          <table:table-cell table:style-name="ce30" table:formula="of:=IF(COUNTIF([Script.$C$2:.$C$30];[.$A4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3" table:formula="of:=IF(COUNTIF([Script.$C$2:.$C$30];[.G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/>
          <table:table-cell table:style-name="ce27" office:value-type="string">
            <text:p>Jul 29: out of waiting room</text:p>
          </table:table-cell>
          <table:table-cell table:style-name="ce30" table:formula="of:=IF(COUNTIF([Script.$C$2:.$C$30];[.$A4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3" table:formula="of:=IF(COUNTIF([Script.$C$2:.$C$30];[.G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0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7" office:value-type="string">
            <text:p>in waiting room</text:p>
          </table:table-cell>
          <table:table-cell table:style-name="ce30" table:formula="of:=IF(COUNTIF([Script.$C$2:.$C$30];[.$A44])&gt;0;&quot;X&quot;;&quot;-&quot;)" office:value-type="string" office:string-value="X">
            <text:p>X</text:p>
          </table:table-cell>
          <table:table-cell table:style-name="ce30"/>
          <table:table-cell table:style-name="ce21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-">
            <text:p>-</text:p>
          </table:table-cell>
          <table:table-cell table:style-name="ce33" table:formula="of:=IF(COUNTIF([Script.$C$2:.$C$30];[.G44])&gt;0;&quot;X&quot;;&quot;-&quot;)" office:value-type="string" office:string-value="X">
            <text:p>X</text:p>
          </table:table-cell>
          <table:table-cell table:style-name="ce35"/>
          <table:table-cell table:style-name="ce8" table:number-columns-repeated="6"/>
        </table:table-row>
        <table:table-row table:style-name="ro6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7" office:value-type="string">
            <text:p>Jul 29: out of waiting room</text:p>
          </table:table-cell>
          <table:table-cell table:style-name="ce30" table:formula="of:=IF(COUNTIF([Script.$C$2:.$C$30];[.$A4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3" table:formula="of:=IF(COUNTIF([Script.$C$2:.$C$30];[.G45])&gt;0;&quot;X&quot;;&quot;-&quot;)" office:value-type="string" office:string-value="-">
            <text:p>-</text:p>
          </table:table-cell>
          <table:table-cell table:style-name="ce35"/>
          <table:table-cell table:style-name="ce8" table:number-columns-repeated="6"/>
        </table:table-row>
        <table:table-row table:style-name="ro8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27" office:value-type="string">
            <text:p>Sep23: In the WR</text:p>
          </table:table-cell>
          <table:table-cell table:style-name="ce30" table:formula="of:=IF(COUNTIF([Script.$C$2:.$C$30];[.$A46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3" table:formula="of:=IF(COUNTIF([Script.$C$2:.$C$30];[.G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2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8" office:value-type="string">
            <text:p>Sep03: to be commissioned</text:p>
          </table:table-cell>
          <table:table-cell table:style-name="ce30" table:formula="of:=IF(COUNTIF([Script.$C$2:.$C$30];[.$A4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3" table:formula="of:=IF(COUNTIF([Script.$C$2:.$C$30];[.G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7" office:value-type="string">
            <text:p>in waiting room</text:p>
          </table:table-cell>
          <table:table-cell table:style-name="ce30" table:formula="of:=IF(COUNTIF([Script.$C$2:.$C$30];[.$A48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3" table:formula="of:=IF(COUNTIF([Script.$C$2:.$C$30];[.G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 office:value-type="string">
            <text:p>drain</text:p>
          </table:table-cell>
          <table:table-cell table:style-name="ce27" office:value-type="string">
            <text:p>Sep23: back in the WR</text:p>
          </table:table-cell>
          <table:table-cell table:style-name="ce30" table:formula="of:=IF(COUNTIF([Script.$C$2:.$C$30];[.$A49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3" table:formula="of:=IF(COUNTIF([Script.$C$2:.$C$30];[.G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7" office:value-type="string">
            <text:p>Aug26: in the WR</text:p>
          </table:table-cell>
          <table:table-cell table:style-name="ce30" table:formula="of:=IF(COUNTIF([Script.$C$2:.$C$30];[.$A50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3" table:formula="of:=IF(COUNTIF([Script.$C$2:.$C$30];[.G50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5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3" table:formula="of:=IF(COUNTIF([Script.$C$2:.$C$30];[.G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0" table:formula="of:=IF(COUNTIF([Script.$C$2:.$C$30];[.$A5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3" table:formula="of:=IF(COUNTIF([Script.$C$2:.$C$30];[.G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29" office:value-type="string">
            <text:p><text:span text:style-name="T3">Aug 13: </text:span><text:span text:style-name="T4">blackhole node </text:span><text:span text:style-name="T4">due to CVMFS issues </text:span><text:span text:style-name="T4">solved</text:span></text:p>
          </table:table-cell>
          <table:table-cell table:style-name="ce30" table:formula="of:=IF(COUNTIF([Script.$C$2:.$C$30];[.$A5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3" table:formula="of:=IF(COUNTIF([Script.$C$2:.$C$30];[.G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5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3" table:formula="of:=IF(COUNTIF([Script.$C$2:.$C$30];[.G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25" office:value-type="string">
            <text:p>Sep16: Semi supported CMS site - cpu only site - no real storage system</text:p>
          </table:table-cell>
          <table:table-cell table:style-name="ce30" table:formula="of:=IF(COUNTIF([Script.$C$2:.$C$30];[.$A5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3" table:formula="of:=IF(COUNTIF([Script.$C$2:.$C$30];[.G55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5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3" table:formula="of:=IF(COUNTIF([Script.$C$2:.$C$30];[.G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25"/>
          <table:table-cell table:style-name="ce30" table:formula="of:=IF(COUNTIF([Script.$C$2:.$C$30];[.$A5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3" table:formula="of:=IF(COUNTIF([Script.$C$2:.$C$30];[.G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25"/>
          <table:table-cell table:style-name="ce30" table:formula="of:=IF(COUNTIF([Script.$C$2:.$C$30];[.$A5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3" table:formula="of:=IF(COUNTIF([Script.$C$2:.$C$30];[.G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5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3" table:formula="of:=IF(COUNTIF([Script.$C$2:.$C$30];[.G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3" table:formula="of:=IF(COUNTIF([Script.$C$2:.$C$30];[.G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25"/>
          <table:table-cell table:style-name="ce30" table:formula="of:=IF(COUNTIF([Script.$C$2:.$C$30];[.$A6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3" table:formula="of:=IF(COUNTIF([Script.$C$2:.$C$30];[.G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26"/>
          <table:table-cell table:style-name="ce30" table:formula="of:=IF(COUNTIF([Script.$C$2:.$C$30];[.$A6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3" table:formula="of:=IF(COUNTIF([Script.$C$2:.$C$30];[.G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6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3" table:formula="of:=IF(COUNTIF([Script.$C$2:.$C$30];[.G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3" table:formula="of:=IF(COUNTIF([Script.$C$2:.$C$30];[.G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3" table:formula="of:=IF(COUNTIF([Script.$C$2:.$C$30];[.G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3" table:formula="of:=IF(COUNTIF([Script.$C$2:.$C$30];[.G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5"/>
          <table:table-cell table:style-name="ce30" table:formula="of:=IF(COUNTIF([Script.$C$2:.$C$30];[.$A6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3" table:formula="of:=IF(COUNTIF([Script.$C$2:.$C$30];[.G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5"/>
          <table:table-cell table:style-name="ce30" table:formula="of:=IF(COUNTIF([Script.$C$2:.$C$30];[.$A6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3" table:formula="of:=IF(COUNTIF([Script.$C$2:.$C$30];[.G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5"/>
          <table:table-cell table:style-name="ce30" table:formula="of:=IF(COUNTIF([Script.$C$2:.$C$30];[.$A6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3" table:formula="of:=IF(COUNTIF([Script.$C$2:.$C$30];[.G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5"/>
          <table:table-cell table:style-name="ce33"/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8" table:number-columns-repeated="7"/>
        </table:table-row>
        <table:table-row table:style-name="ro8" table:number-rows-repeated="2">
          <table:table-cell table:number-columns-repeated="7"/>
          <table:table-cell table:style-name="ce17" table:number-columns-repeated="2"/>
          <table:table-cell table:style-name="ce8" table:number-columns-repeated="7"/>
        </table:table-row>
        <table:table-row table:style-name="ro8" table:number-rows-repeated="1048502">
          <table:table-cell table:number-columns-repeated="16"/>
        </table:table-row>
        <table:table-row table:style-name="ro8">
          <table:table-cell table:number-columns-repeated="16"/>
        </table:table-row>
      </table:table>
      <table:database-ranges>
        <table:database-range table:name="__Anonymous_Sheet_DB__1" table:target-range-address="'WR Stats'.H2:'WR Stats'.T21" table:contains-header="false">
          <table:sort>
            <table:sort-by table:field-number="5" table:data-type="automatic"/>
            <table:sort-by table:field-number="4" table:order="descending" table:data-type="automatic"/>
            <table:sort-by table:field-number="1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name="__Anonymous_Sheet_DB__4" table:target-range-address="'workflow drain'.A2:'workflow drain'.E69" table:contains-header="false">
          <table:sort>
            <table:sort-by table:field-number="0" table:data-type="automatic"/>
          </table:sort>
        </table:database-range>
        <table:database-range table:target-range-address="Script.H1:Script.H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9/25/2013</text:date>, <text:time>14:5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9-25T14:55:25</dc:date>
    <meta:editing-duration>P1DT7H49M15S</meta:editing-duration>
    <meta:editing-cycles>150</meta:editing-cycles>
    <meta:generator>OpenOffice/4.0.0$Unix OpenOffice.org_project/400m3$Build-9702</meta:generator>
    <meta:document-statistic meta:table-count="4" meta:cell-count="1042" meta:object-count="0"/>
    <meta:user-defined meta:name=""/>
  </office:meta>
</office:document-meta>
</file>